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Chiesa del Gesù</text:span><text:span text:style-name="T2">: Conosciuta anche come<text:s/></text:span><text:span text:style-name="T3">Casa Professa</text:span><text:span text:style-name="T4">, è una delle chiese<text:s/></text:span><text:span text:style-name="T5">barocche</text:span><text:span text:style-name="T6"><text:s/>siciliane più importanti. </text:span></text:p>
      <text:p text:style-name="P1"><text:span text:style-name="T6">Ubicata nel centro di Palermo, ingloba al suo diversi edifici frutto di rifacimenti di dominazioni diverse.</text:span></text:p>
      <text:p text:style-name="P1"><text:span text:style-name="T6">La chiesa venne edificata tra il 1564 e il 1663 su una piccola altura naturale, ricca di grotte e in prossimità del fiume Kemonia, già luogo di culto all’arrivo dei Gesuiti, che adattarono la struttura di un complesso religioso realizzando un edificio unico nel suo genere in Sicilia.</text:span></text:p>
      <text:p text:style-name="P1"><text:span text:style-name="T6">L’interno della chiesa è uno dei più rappresentativi esempi della decorazione detta “</text:span><text:span text:style-name="T7">a marmi mischi</text:span><text:span text:style-name="T8">”, ricoperta interamente da preziosi e ricercati marmi policromi sul tono del blu e del bianco e da sculture marmoree che le conferiscono un’atmosfera di grande impatto visivo.</text:span></text:p>
      <text:p text:style-name="P1"><text:span text:style-name="T8"/></text:p>
      <text:p text:style-name="P1"><text:span text:style-name="T8">La chiesa è visitabile dal lunedì al venerdì dalle ore 6:30 alle ore 13:30, il sabato dalle 6:30 alle 17:00.</text:span></text:p>
      <text:p text:style-name="P1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